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4mm"/>
    </style:style>
    <style:style style:name="co2" style:family="table-column">
      <style:table-column-properties fo:break-before="auto" style:column-width="25.89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18.34mm"/>
    </style:style>
    <style:style style:name="co5" style:family="table-column">
      <style:table-column-properties fo:break-before="auto" style:column-width="10.88mm"/>
    </style:style>
    <style:style style:name="co6" style:family="table-column">
      <style:table-column-properties fo:break-before="auto" style:column-width="35.28mm"/>
    </style:style>
    <style:style style:name="co7" style:family="table-column">
      <style:table-column-properties fo:break-before="auto" style:column-width="12.31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3.92mm"/>
    </style:style>
    <style:style style:name="co12" style:family="table-column">
      <style:table-column-properties fo:break-before="auto" style:column-width="29.3mm"/>
    </style:style>
    <style:style style:name="co13" style:family="table-column">
      <style:table-column-properties fo:break-before="auto" style:column-width="23.5mm"/>
    </style:style>
    <style:style style:name="co14" style:family="table-column">
      <style:table-column-properties fo:break-before="auto" style:column-width="18.47mm"/>
    </style:style>
    <style:style style:name="co15" style:family="table-column">
      <style:table-column-properties fo:break-before="auto" style:column-width="12.03mm"/>
    </style:style>
    <style:style style:name="co16" style:family="table-column">
      <style:table-column-properties fo:break-before="auto" style:column-width="101.92mm"/>
    </style:style>
    <style:style style:name="co17" style:family="table-column">
      <style:table-column-properties fo:break-before="auto" style:column-width="15.47mm"/>
    </style:style>
    <style:style style:name="co18" style:family="table-column">
      <style:table-column-properties fo:break-before="auto" style:column-width="18.04mm"/>
    </style:style>
    <style:style style:name="co19" style:family="table-column">
      <style:table-column-properties fo:break-before="auto" style:column-width="13.44mm"/>
    </style:style>
    <style:style style:name="co20" style:family="table-column">
      <style:table-column-properties fo:break-before="auto" style:column-width="24.2mm"/>
    </style:style>
    <style:style style:name="co21" style:family="table-column">
      <style:table-column-properties fo:break-before="auto" style:column-width="19.6mm"/>
    </style:style>
    <style:style style:name="co22" style:family="table-column">
      <style:table-column-properties fo:break-before="auto" style:column-width="3.35mm"/>
    </style:style>
    <style:style style:name="co23" style:family="table-column">
      <style:table-column-properties fo:break-before="auto" style:column-width="24.34mm"/>
    </style:style>
    <style:style style:name="co24" style:family="table-column">
      <style:table-column-properties fo:break-before="auto" style:column-width="17.36mm"/>
    </style:style>
    <style:style style:name="co25" style:family="table-column">
      <style:table-column-properties fo:break-before="auto" style:column-width="14.32mm"/>
    </style:style>
    <style:style style:name="co26" style:family="table-column">
      <style:table-column-properties fo:break-before="auto" style:column-width="46.76mm"/>
    </style:style>
    <style:style style:name="co27" style:family="table-column">
      <style:table-column-properties fo:break-before="auto" style:column-width="10.87mm"/>
    </style:style>
    <style:style style:name="co28" style:family="table-column">
      <style:table-column-properties fo:break-before="auto" style:column-width="16.6mm"/>
    </style:style>
    <style:style style:name="co29" style:family="table-column">
      <style:table-column-properties fo:break-before="auto" style:column-width="11.48mm"/>
    </style:style>
    <style:style style:name="co30" style:family="table-column">
      <style:table-column-properties fo:break-before="auto" style:column-width="15.68mm"/>
    </style:style>
    <style:style style:name="co31" style:family="table-column">
      <style:table-column-properties fo:break-before="auto" style:column-width="17mm"/>
    </style:style>
    <style:style style:name="co32" style:family="table-column">
      <style:table-column-properties fo:break-before="auto" style:column-width="7.57mm"/>
    </style:style>
    <style:style style:name="co33" style:family="table-column">
      <style:table-column-properties fo:break-before="auto" style:column-width="33.6mm"/>
    </style:style>
    <style:style style:name="co34" style:family="table-column">
      <style:table-column-properties fo:break-before="auto" style:column-width="30.57mm"/>
    </style:style>
    <style:style style:name="co35" style:family="table-column">
      <style:table-column-properties fo:break-before="auto" style:column-width="21.84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6.31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ta1" style:family="table" style:master-page-name="PageStyle_5f_E_3d_A-L">
      <style:table-properties table:display="true" style:writing-mode="lr-tb"/>
    </style:style>
    <style:style style:name="ta2" style:family="table" style:master-page-name="PageStyle_5f_BalanceShee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8faadc" style:rotation-align="none"/>
    </style:style>
    <style:style style:name="ce109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fo:background-color="#7030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 style:data-style-name="N100">
      <style:table-cell-properties fo:background-color="#00b0f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ackground-color="transparent" style:rotation-align="none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11" style:family="table-cell" style:parent-style-name="Default" style:data-style-name="N156">
      <style:table-cell-properties style:diagonal-bl-tr="none" style:diagonal-tl-br="none" fo:border="0.74pt solid #000000" style:rotation-align="none"/>
    </style:style>
    <style:style style:name="ce12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3" style:family="table-cell" style:parent-style-name="Default" style:data-style-name="N156">
      <style:table-cell-properties style:diagonal-bl-tr="none" style:diagonal-tl-br="none" fo:border="none" style:rotation-align="none"/>
    </style:style>
    <style:style style:name="ce1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5" style:family="table-cell" style:parent-style-name="Default" style:data-style-name="N100">
      <style:table-cell-properties fo:background-color="#f2f2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000000" style:rotation-align="none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font-weight="bold" style:font-weight-asian="bold" style:font-weight-complex="bold"/>
    </style:style>
    <style:style style:name="ce128" style:family="table-cell" style:parent-style-name="Default">
      <style:table-cell-properties style:diagonal-bl-tr="none" style:diagonal-tl-br="none" fo:border="none" style:rotation-align="none"/>
    </style:style>
    <style:style style:name="ce22" style:family="table-cell" style:parent-style-name="Default">
      <style:table-cell-properties fo:background-color="#00b0f0" style:rotation-align="none"/>
    </style:style>
    <style:style style:name="ce23" style:family="table-cell" style:parent-style-name="Default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25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3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123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5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12" style:base-cell-address="'E=A-L'.L6"/>
    </style:style>
    <style:style style:name="ce36" style:family="table-cell" style:parent-style-name="Default">
      <style:table-cell-properties fo:border-bottom="1.76pt double-thin #000000" style:border-line-width-bottom="0.18mm 0.26mm 0.18mm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9" style:family="table-cell" style:parent-style-name="Default" style:data-style-name="N156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1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2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4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</style:style>
    <style:style style:name="ce46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</style:style>
    <style:style style:name="ce47" style:family="table-cell" style:parent-style-name="Default" style:data-style-name="N100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1" style:family="table-cell" style:parent-style-name="Default" style:data-style-name="N1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3" style:family="table-cell" style:parent-style-name="Default" style:data-style-name="N156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</style:style>
    <style:style style:name="ce54" style:family="table-cell" style:parent-style-name="Default" style:data-style-name="N156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55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</style:style>
    <style:style style:name="ce56" style:family="table-cell" style:parent-style-name="Default">
      <style:table-cell-properties fo:background-color="#00b0f0" style:text-align-source="fix" style:repeat-content="false" style:rotation-align="none"/>
      <style:paragraph-properties fo:text-align="center" fo:margin-left="0mm"/>
    </style:style>
    <style:style style:name="ce5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/>
    </style:style>
    <style:style style:name="ce6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end" fo:margin-left="0mm"/>
    </style:style>
    <style:style style:name="ce62" style:family="table-cell" style:parent-style-name="Default">
      <style:table-cell-properties fo:background-color="#c0c0c0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ff0000" fo:font-weight="bold" style:font-weight-asian="bold" style:font-weight-complex="bold"/>
    </style:style>
    <style:style style:name="ce63" style:family="table-cell" style:parent-style-name="Default" style:data-style-name="N2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 style:data-style-name="N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 style:data-style-name="N160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'E=A-L'.W2"/>
    </style:style>
    <style:style style:name="ce68" style:family="table-cell" style:parent-style-name="Default" style:data-style-name="N2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9" style:family="table-cell" style:parent-style-name="Default" style:data-style-name="N2">
      <style:table-cell-properties fo:background-color="transparent" style:rotation-align="none"/>
    </style:style>
    <style:style style:name="ce70" style:family="table-cell" style:parent-style-name="Default" style:data-style-name="N2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71" style:family="table-cell" style:parent-style-name="Default" style:data-style-name="N2">
      <style:table-cell-properties style:diagonal-bl-tr="none" style:diagonal-tl-br="none" fo:border="none" style:rotation-align="none"/>
    </style:style>
    <style:style style:name="ce72" style:family="table-cell" style:parent-style-name="Default" style:data-style-name="N160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'E=A-L'.W2"/>
    </style:style>
    <style:style style:name="ce73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74" style:family="table-cell" style:parent-style-name="Default" style:data-style-name="N2">
      <style:table-cell-properties fo:background-color="#adff2f" style:diagonal-bl-tr="none" style:diagonal-tl-br="none" fo:border="0.74pt solid #000000" style:rotation-align="none"/>
    </style:style>
    <style:style style:name="ce75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1" style:base-cell-address="'E=A-L'.Y28"/>
    </style:style>
    <style:style style:name="ce76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0" style:base-cell-address="'E=A-L'.Y49"/>
    </style:style>
    <style:style style:name="ce77" style:family="table-cell" style:parent-style-name="Default" style:data-style-name="N2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2" style:base-cell-address="'E=A-L'.Y66"/>
    </style:style>
    <style:style style:name="ce78" style:family="table-cell" style:parent-style-name="Default" style:data-style-name="N2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" style:base-cell-address="'E=A-L'.Y71"/>
    </style:style>
    <style:style style:name="ce79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7" style:base-cell-address="'E=A-L'.Y77"/>
    </style:style>
    <style:style style:name="ce80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3" style:base-cell-address="'E=A-L'.Y96"/>
    </style:style>
    <style:style style:name="ce81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9" style:base-cell-address="'E=A-L'.Y105"/>
    </style:style>
    <style:style style:name="ce8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5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8" style:base-cell-address="'E=A-L'.AL113"/>
    </style:style>
    <style:style style:name="ce86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6" style:base-cell-address="'E=A-L'.AL120"/>
    </style:style>
    <style:style style:name="ce194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 style:data-style-name="N15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97" style:family="table-cell" style:parent-style-name="Default" style:data-style-name="N164">
      <style:table-cell-properties fo:background-color="#dae3f3" style:rotation-align="none"/>
    </style:style>
    <style:style style:name="ce198" style:family="table-cell" style:parent-style-name="Default">
      <style:table-cell-properties fo:background-color="#dae3f3" style:rotation-align="none"/>
    </style:style>
    <style:style style:name="ce199" style:family="table-cell" style:parent-style-name="Default" style:data-style-name="N164">
      <style:table-cell-properties fo:border-bottom="1.76pt double-thin #000000" style:border-line-width-bottom="0.18mm 0.26mm 0.18mm" fo:background-color="#dae3f3" style:diagonal-bl-tr="none" style:diagonal-tl-br="none" fo:border-left="none" fo:border-right="none" style:rotation-align="none" fo:border-top="none"/>
    </style:style>
    <style:style style:name="ce200" style:family="table-cell" style:parent-style-name="Default" style:data-style-name="N164">
      <style:table-cell-properties style:rotation-align="none"/>
    </style:style>
    <style:style style:name="ce201" style:family="table-cell" style:parent-style-name="Default" style:data-style-name="N164">
      <style:table-cell-properties fo:background-color="#deebf7" style:rotation-align="none"/>
    </style:style>
    <style:style style:name="ce202" style:family="table-cell" style:parent-style-name="Default" style:data-style-name="N164">
      <style:table-cell-properties fo:border-bottom="1.76pt double-thin #000000" style:border-line-width-bottom="0.18mm 0.26mm 0.18mm" fo:background-color="#deebf7" style:diagonal-bl-tr="none" style:diagonal-tl-br="none" fo:border-left="none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=A-L" table:style-name="ta1" table:print-ranges="'E=A-L'.A2:'E=A-L'.AM140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9" table:number-columns-repeated="2" table:default-cell-style-name="ce8"/>
        <table:table-column table:style-name="co10" table:default-cell-style-name="ce8"/>
        <table:table-column table:style-name="co11" table:default-cell-style-name="ce8"/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45"/>
        <table:table-column table:style-name="co16" table:default-cell-style-name="ce8"/>
        <table:table-column table:style-name="co17" table:default-cell-style-name="ce45"/>
        <table:table-column table:style-name="co18" table:default-cell-style-name="ce45"/>
        <table:table-column table:style-name="co19" table:default-cell-style-name="ce45"/>
        <table:table-column table:style-name="co20" table:default-cell-style-name="ce8"/>
        <table:table-column table:style-name="co21" table:default-cell-style-name="ce8"/>
        <table:table-column table:style-name="co7" table:default-cell-style-name="ce45"/>
        <table:table-column table:style-name="co22" table:default-cell-style-name="ce8"/>
        <table:table-column table:style-name="co1" table:default-cell-style-name="ce8"/>
        <table:table-column table:style-name="co23" table:default-cell-style-name="ce8"/>
        <table:table-column table:style-name="co24" table:number-columns-repeated="2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9" table:default-cell-style-name="ce8"/>
        <table:table-column table:style-name="co9" table:number-columns-repeated="2" table:default-cell-style-name="ce8"/>
        <table:table-column table:style-name="co30" table:default-cell-style-name="ce8"/>
        <table:table-column table:style-name="co22" table:default-cell-style-name="ce8"/>
        <table:table-column table:style-name="co9" table:default-cell-style-name="ce8"/>
        <table:table-column table:style-name="co31" table:number-columns-repeated="984" table:default-cell-style-name="Default"/>
        <table:table-header-rows>
          <table:table-row table:style-name="ro1">
            <table:table-cell table:style-name="ce1"/>
            <table:table-cell table:style-name="ce6" office:value-type="string" calcext:value-type="string">
              <text:p>PROJECT ACCOUNTING SHEET</text:p>
            </table:table-cell>
            <table:table-cell table:style-name="ce6" table:number-columns-repeated="3"/>
            <table:table-cell table:style-name="ce1" table:number-columns-repeated="4"/>
            <table:table-cell table:style-name="ce28"/>
            <table:table-cell table:style-name="ce1" table:number-columns-repeated="4"/>
            <table:table-cell table:style-name="ce28" office:value-type="string" calcext:value-type="string">
              <text:p>Equity = Assets - Liabilities</text:p>
            </table:table-cell>
            <table:table-cell table:style-name="ce28" table:number-columns-repeated="2"/>
            <table:table-cell table:style-name="ce43"/>
            <table:table-cell table:style-name="ce1"/>
            <table:table-cell table:style-name="ce46" table:number-columns-repeated="3"/>
            <table:table-cell table:style-name="ce1" table:number-columns-repeated="2"/>
            <table:table-cell table:style-name="ce46"/>
            <table:table-cell table:style-name="ce1" table:number-columns-repeated="14"/>
            <table:table-cell table:number-columns-repeated="985"/>
          </table:table-row>
        </table:table-header-rows>
        <table:table-row table:style-name="ro2">
          <table:table-cell table:style-name="ce109"/>
          <table:table-cell table:style-name="ce7" office:value-type="string" calcext:value-type="string">
            <text:p>REPORT: <text:s/>Quick Balance</text:p>
          </table:table-cell>
          <table:table-cell table:style-name="ce7" table:number-columns-repeated="3"/>
          <table:table-cell table:style-name="ce109" table:number-columns-repeated="4"/>
          <table:table-cell table:style-name="ce29" table:formula="of:=+IF(+[.L140]=[.Y140]-[.AL140];&quot;BALANCE IS OK&quot;; &quot;UNBALANCED&quot;)" office:value-type="string" office:string-value="BALANCE IS OK" calcext:value-type="string" table:number-columns-spanned="2" table:number-rows-spanned="1">
            <text:p>BALANCE IS OK</text:p>
          </table:table-cell>
          <table:covered-table-cell table:style-name="ce31"/>
          <table:table-cell table:style-name="ce34" table:formula="of:=-[.L140] +[.Y140]-[.AL140]" office:value-type="float" office:value="0" calcext:value-type="float">
            <text:p>SFr. 0</text:p>
          </table:table-cell>
          <table:table-cell table:style-name="ce1"/>
          <table:table-cell table:style-name="ce109"/>
          <table:table-cell table:style-name="ce7" office:value-type="string" calcext:value-type="string">
            <text:p>REPORT: <text:s/>Cash</text:p>
          </table:table-cell>
          <table:table-cell table:style-name="ce7" table:number-columns-repeated="2"/>
          <table:table-cell table:style-name="ce109" table:number-columns-repeated="5"/>
          <table:table-cell table:style-name="ce67" table:formula="of:=+[.Y28]" office:value-type="currency" office:currency="CHF" office:value="200" calcext:value-type="currency" table:number-columns-spanned="2" table:number-rows-spanned="1">
            <text:p>CHF 200.00 </text:p>
          </table:table-cell>
          <table:covered-table-cell table:style-name="ce72"/>
          <table:table-cell table:style-name="ce109"/>
          <table:table-cell table:style-name="ce1"/>
          <table:table-cell table:style-name="ce82" table:number-columns-repeated="12"/>
          <table:table-cell table:style-name="ce1"/>
          <table:table-cell table:style-name="ce110" table:number-columns-repeated="985"/>
        </table:table-row>
        <table:table-row table:style-name="ro3">
          <table:table-cell table:style-name="ce110" table:number-columns-repeated="12"/>
          <table:table-cell table:style-name="ce1"/>
          <table:table-cell table:style-name="ce110" table:number-columns-repeated="12"/>
          <table:table-cell table:style-name="ce1"/>
          <table:table-cell table:style-name="ce110" table:number-columns-repeated="12"/>
          <table:table-cell table:style-name="ce1"/>
          <table:table-cell table:style-name="ce110" table:number-columns-repeated="985"/>
        </table:table-row>
        <table:table-row table:style-name="ro4">
          <table:table-cell table:style-name="ce4"/>
          <table:table-cell table:style-name="ce4" office:value-type="string" calcext:value-type="string">
            <text:p>OWNERS EQUITY =</text:p>
          </table:table-cell>
          <table:table-cell table:style-name="ce4" table:number-columns-repeated="7"/>
          <table:table-cell table:style-name="ce4" table:formula="of:=+[.L140]" office:value-type="float" office:value="200" calcext:value-type="float">
            <text:p>200</text:p>
          </table:table-cell>
          <table:table-cell table:style-name="ce4" table:number-columns-repeated="2"/>
          <table:table-cell table:style-name="ce1"/>
          <table:table-cell table:style-name="ce37"/>
          <table:table-cell table:style-name="ce37" office:value-type="string" calcext:value-type="string">
            <text:p>+ ASSETS =</text:p>
          </table:table-cell>
          <table:table-cell table:style-name="ce37" table:number-columns-repeated="2"/>
          <table:table-cell table:style-name="ce44"/>
          <table:table-cell table:style-name="ce37"/>
          <table:table-cell table:style-name="ce44" table:number-columns-repeated="3"/>
          <table:table-cell table:style-name="ce68" table:formula="of:=+[.Y140]" office:value-type="float" office:value="200" calcext:value-type="float">
            <text:p>200.00</text:p>
          </table:table-cell>
          <table:table-cell table:style-name="ce44" table:number-columns-repeated="2"/>
          <table:table-cell table:style-name="ce1"/>
          <table:table-cell table:style-name="ce83"/>
          <table:table-cell table:style-name="ce83" office:value-type="string" calcext:value-type="string">
            <text:p>- LIABILITIES</text:p>
          </table:table-cell>
          <table:table-cell table:style-name="ce83" table:number-columns-repeated="7"/>
          <table:table-cell table:style-name="ce83" table:formula="of:=+[.AL140]" office:value-type="float" office:value="0" calcext:value-type="float">
            <text:p>0</text:p>
          </table:table-cell>
          <table:table-cell table:style-name="ce83"/>
          <table:table-cell table:style-name="ce84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/>
          <table:table-cell table:style-name="ce9" office:value-type="string" calcext:value-type="string">
            <text:p>OWNER</text:p>
          </table:table-cell>
          <table:table-cell table:style-name="ce14" table:number-columns-repeated="6"/>
          <table:table-cell table:style-name="ce14" office:value-type="string" calcext:value-type="string">
            <text:p>E001</text:p>
          </table:table-cell>
          <table:table-cell table:style-name="ce14"/>
          <table:table-cell table:style-name="ce32"/>
          <table:table-cell table:style-name="ce35" table:formula="of:=+SUM([.J8:.K9])-SUM([.K8:.K9])" office:value-type="float" office:value="200" calcext:value-type="float">
            <text:p>200</text:p>
          </table:table-cell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6"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15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11" office:value-type="date" office:date-value="2023-04-01" calcext:value-type="date">
              <text:p>2023-04-01</text:p>
            </table:table-cell>
            <table:table-cell table:style-name="ce16" office:value-type="string" calcext:value-type="string">
              <text:p><text:a xlink:href="../Equity.pdf" xlink:type="simple">Equity</text:a></text:p>
            </table:table-cell>
            <table:table-cell table:style-name="ce16" table:number-columns-repeated="2"/>
            <table:table-cell table:style-name="ce19" office:value-type="string" calcext:value-type="string">
              <text:p>Project OLI2023A</text:p>
            </table:table-cell>
            <table:table-cell table:style-name="ce19" table:number-columns-repeated="2"/>
            <table:table-cell table:style-name="ce26" office:value-type="string" calcext:value-type="string">
              <text:p>MPA</text:p>
            </table:table-cell>
            <table:table-cell table:style-name="ce19" office:value-type="float" office:value="200" calcext:value-type="float">
              <text:p>200</text:p>
            </table:table-cell>
            <table:table-cell table:style-name="ce19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11"/>
            <table:table-cell table:style-name="ce16" table:number-columns-repeated="3"/>
            <table:table-cell table:style-name="ce19" table:number-columns-repeated="3"/>
            <table:table-cell table:style-name="ce26"/>
            <table:table-cell table:style-name="ce19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12" table:number-columns-repeated="10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5">
            <table:table-cell/>
            <table:table-cell table:style-name="ce9" office:value-type="string" calcext:value-type="string">
              <text:p>Owners Stock</text:p>
            </table:table-cell>
            <table:table-cell table:style-name="ce14" table:number-columns-repeated="6"/>
            <table:table-cell table:style-name="ce14" office:value-type="string" calcext:value-type="string">
              <text:p>E002</text:p>
            </table:table-cell>
            <table:table-cell table:style-name="ce14"/>
            <table:table-cell table:style-name="ce32"/>
            <table:table-cell table:style-name="ce35" table:formula="of:=+SUM([.J14:.J23])-SUM([.K14:.K23])" office:value-type="float" office:value="0" calcext:value-type="float">
              <text:p>0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15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 table:number-rows-repeated="2">
            <table:table-cell/>
            <table:table-cell table:style-name="ce11"/>
            <table:table-cell table:style-name="ce17" table:number-columns-repeated="3"/>
            <table:table-cell table:style-name="ce20"/>
            <table:table-cell table:style-name="ce24"/>
            <table:table-cell table:style-name="ce25"/>
            <table:table-cell table:style-name="ce27"/>
            <table:table-cell table:style-name="ce25"/>
            <table:table-cell table:style-name="ce19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 table:number-rows-repeated="2">
            <table:table-cell/>
            <table:table-cell table:style-name="ce11"/>
            <table:table-cell table:style-name="ce17" table:number-columns-repeated="3"/>
            <table:table-cell table:style-name="ce19"/>
            <table:table-cell table:style-name="ce24" table:number-columns-repeated="2"/>
            <table:table-cell table:style-name="ce27"/>
            <table:table-cell table:style-name="ce25"/>
            <table:table-cell table:style-name="ce19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 table:number-rows-repeated="6">
            <table:table-cell/>
            <table:table-cell table:style-name="ce11"/>
            <table:table-cell table:style-name="ce17" table:number-columns-repeated="3"/>
            <table:table-cell table:style-name="ce19" table:number-columns-repeated="3"/>
            <table:table-cell table:style-name="ce26"/>
            <table:table-cell table:style-name="ce19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12" table:number-columns-repeated="10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/>
            <table:table-cell table:style-name="ce13"/>
            <table:table-cell table:style-name="ce18" table:number-columns-repeated="3"/>
            <table:table-cell table:style-name="ce128" table:number-columns-repeated="6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3">
          <table:table-cell table:style-name="ce1" table:number-columns-repeated="17"/>
          <table:table-cell table:style-name="ce46"/>
          <table:table-cell table:style-name="ce1"/>
          <table:table-cell table:style-name="ce46" table:number-columns-repeated="3"/>
          <table:table-cell table:style-name="ce1" table:number-columns-repeated="2"/>
          <table:table-cell table:style-name="ce46"/>
          <table:table-cell table:style-name="ce1" table:number-columns-repeated="14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38" office:value-type="string" calcext:value-type="string">
            <text:p>Reiffeisen <text:s/>NR= 001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2"/>
          <table:table-cell table:style-name="ce27" office:value-type="string" calcext:value-type="string">
            <text:p>A001</text:p>
          </table:table-cell>
          <table:table-cell table:style-name="ce26"/>
          <table:table-cell table:style-name="ce73"/>
          <table:table-cell table:style-name="ce75" table:formula="of:=+SUM([.W30:.W47])-SUM([.X30:.X47])" office:value-type="float" office:value="200" calcext:value-type="float">
            <text:p>200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 office:value-type="date" office:date-value="2023-04-01" calcext:value-type="date">
              <text:p>2023-04-01</text:p>
            </table:table-cell>
            <table:table-cell table:style-name="ce40" table:number-columns-repeated="2"/>
            <table:table-cell table:style-name="ce48"/>
            <table:table-cell table:style-name="ce19" office:value-type="string" calcext:value-type="string">
              <text:p>Project OLI2023A</text:p>
            </table:table-cell>
            <table:table-cell table:style-name="ce24" table:number-columns-repeated="2"/>
            <table:table-cell table:style-name="ce27" office:value-type="string" calcext:value-type="string">
              <text:p>MPA</text:p>
            </table:table-cell>
            <table:table-cell table:style-name="ce25" office:value-type="float" office:value="200" calcext:value-type="float">
              <text:p>200.00</text:p>
            </table:table-cell>
            <table:table-cell table:style-name="ce25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0" table:number-columns-repeated="2"/>
            <table:table-cell table:style-name="ce48"/>
            <table:table-cell table:style-name="ce19"/>
            <table:table-cell table:style-name="ce24" table:number-columns-repeated="2"/>
            <table:table-cell table:style-name="ce27"/>
            <table:table-cell table:style-name="ce69"/>
            <table:table-cell table:style-name="ce25"/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0" table:number-columns-repeated="2"/>
            <table:table-cell table:style-name="ce48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1"/>
            <table:table-cell table:style-name="ce17"/>
            <table:table-cell table:style-name="ce49"/>
            <table:table-cell table:style-name="ce19"/>
            <table:table-cell table:style-name="ce24" table:number-columns-repeated="3"/>
            <table:table-cell table:style-name="ce25"/>
            <table:table-cell table:style-name="ce74"/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1"/>
            <table:table-cell table:style-name="ce17"/>
            <table:table-cell table:style-name="ce49"/>
            <table:table-cell table:style-name="ce19"/>
            <table:table-cell table:style-name="ce24" table:number-columns-repeated="3"/>
            <table:table-cell table:style-name="ce25"/>
            <table:table-cell table:style-name="ce74"/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1"/>
            <table:table-cell table:style-name="ce17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57"/>
            <table:table-cell table:style-name="ce24"/>
            <table:table-cell table:style-name="ce66"/>
            <table:table-cell table:style-name="ce27"/>
            <table:table-cell table:style-name="ce25" table:number-columns-repeated="2"/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57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 table:number-columns-repeated="2"/>
            <table:table-cell table:style-name="ce27"/>
            <table:table-cell table:style-name="ce25" table:number-columns-repeated="2"/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1"/>
            <table:table-cell table:style-name="ce17"/>
            <table:table-cell table:style-name="ce49"/>
            <table:table-cell table:style-name="ce19"/>
            <table:table-cell table:style-name="ce24" table:number-columns-repeated="2"/>
            <table:table-cell table:style-name="ce27"/>
            <table:table-cell table:style-name="ce25" table:number-columns-repeated="2"/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 table:number-columns-repeated="2"/>
            <table:table-cell table:style-name="ce27"/>
            <table:table-cell table:style-name="ce25" table:number-columns-repeated="2"/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2"/>
            <table:table-cell table:style-name="ce17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2"/>
            <table:table-cell table:style-name="ce17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0" table:number-columns-repeated="2"/>
            <table:table-cell table:style-name="ce48"/>
            <table:table-cell table:style-name="ce20"/>
            <table:table-cell table:style-name="ce24" table:number-columns-repeated="2"/>
            <table:table-cell table:style-name="ce27"/>
            <table:table-cell table:style-name="ce25"/>
            <table:table-cell table:style-name="ce74"/>
            <table:table-cell table:style-name="ce55"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0" table:number-columns-repeated="2"/>
            <table:table-cell table:style-name="ce48"/>
            <table:table-cell table:style-name="ce20"/>
            <table:table-cell table:style-name="ce24" table:number-columns-repeated="2"/>
            <table:table-cell table:style-name="ce27"/>
            <table:table-cell table:style-name="ce25"/>
            <table:table-cell table:style-name="ce74"/>
            <table:table-cell table:style-name="ce55"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0" table:number-columns-repeated="2"/>
            <table:table-cell table:style-name="ce48"/>
            <table:table-cell table:style-name="ce20"/>
            <table:table-cell table:style-name="ce24" table:number-columns-repeated="3"/>
            <table:table-cell table:style-name="ce25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39" office:value-type="date" office:date-value="2022-06-24" calcext:value-type="date">
              <text:p>2022-06-24</text:p>
            </table:table-cell>
            <table:table-cell table:style-name="ce12" table:number-columns-repeated="2"/>
            <table:table-cell table:style-name="ce50"/>
            <table:table-cell table:style-name="ce58" office:value-type="string" calcext:value-type="string">
              <text:p>UNBALANCED</text:p>
            </table:table-cell>
            <table:table-cell table:style-name="ce62" table:number-columns-repeated="3"/>
            <table:table-cell table:style-name="ce70" office:value-type="float" office:value="0" calcext:value-type="float">
              <text:p>0.00</text:p>
            </table:table-cell>
            <table:table-cell table:style-name="ce70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3">
          <table:table-cell table:number-columns-repeated="12"/>
          <table:table-cell table:style-name="ce1"/>
          <table:table-cell table:number-columns-repeated="11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38" office:value-type="string" calcext:value-type="string">
            <text:p>Goods - Bartop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2"/>
          <table:table-cell table:style-name="ce27" office:value-type="string" calcext:value-type="string">
            <text:p>A003</text:p>
          </table:table-cell>
          <table:table-cell table:style-name="ce26"/>
          <table:table-cell table:style-name="ce73"/>
          <table:table-cell table:style-name="ce76" table:formula="of:=+SUM([.W51:.W64])-SUM([.X51:.X64])" office:value-type="float" office:value="0" calcext:value-type="float">
            <text:p>0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 table:number-rows-repeated="4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/>
            <table:table-cell table:style-name="ce63"/>
            <table:table-cell table:style-name="ce24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/>
            <table:table-cell table:style-name="ce66"/>
            <table:table-cell table:style-name="ce27"/>
            <table:table-cell table:style-name="ce25" table:number-columns-repeated="2"/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 table:number-columns-repeated="2"/>
            <table:table-cell table:style-name="ce63"/>
            <table:table-cell table:style-name="ce25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51"/>
            <table:table-cell table:style-name="ce59"/>
            <table:table-cell table:style-name="ce63" table:number-columns-repeated="3"/>
            <table:table-cell table:style-name="ce25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59"/>
            <table:table-cell table:style-name="ce64"/>
            <table:table-cell table:style-name="ce63" table:number-columns-repeated="2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57"/>
            <table:table-cell table:style-name="ce65"/>
            <table:table-cell table:style-name="ce66"/>
            <table:table-cell table:style-name="ce27"/>
            <table:table-cell table:style-name="ce25" table:number-columns-repeated="2"/>
            <table:table-cell table:style-name="ce55"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57"/>
            <table:table-cell table:style-name="ce65"/>
            <table:table-cell table:style-name="ce63" table:number-columns-repeated="2"/>
            <table:table-cell table:style-name="ce25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 table:number-columns-repeated="2"/>
            <table:table-cell table:style-name="ce27"/>
            <table:table-cell table:style-name="ce25" table:number-columns-repeated="2"/>
            <table:table-cell table:style-name="ce55"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 table:number-columns-repeated="2"/>
            <table:table-cell table:style-name="ce27"/>
            <table:table-cell table:style-name="ce25" table:number-columns-repeated="2"/>
            <table:table-cell table:style-name="ce55"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 table:number-columns-repeated="2"/>
            <table:table-cell table:style-name="ce27"/>
            <table:table-cell table:style-name="ce25" table:number-columns-repeated="2"/>
            <table:table-cell table:style-name="ce55"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/>
            <table:table-cell table:style-name="ce18" table:number-columns-repeated="2"/>
            <table:table-cell table:style-name="ce52"/>
            <table:table-cell table:style-name="ce128"/>
            <table:table-cell table:style-name="ce55" table:number-columns-repeated="3"/>
            <table:table-cell table:style-name="ce71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5">
            <table:table-cell table:number-columns-repeated="12"/>
            <table:table-cell table:style-name="ce1"/>
            <table:table-cell/>
            <table:table-cell table:style-name="ce38" office:value-type="string" calcext:value-type="string">
              <text:p>Goods - Keyboard</text:p>
            </table:table-cell>
            <table:table-cell table:style-name="ce26" table:number-columns-repeated="2"/>
            <table:table-cell table:style-name="ce27"/>
            <table:table-cell table:style-name="ce26"/>
            <table:table-cell table:style-name="ce27" table:number-columns-repeated="2"/>
            <table:table-cell table:style-name="ce27" office:value-type="string" calcext:value-type="string">
              <text:p>A003</text:p>
            </table:table-cell>
            <table:table-cell table:style-name="ce26"/>
            <table:table-cell table:style-name="ce73"/>
            <table:table-cell table:style-name="ce77" table:formula="of:=+SUM([.W69])-SUM([.X69])" office:value-type="float" office:value="0" calcext:value-type="float">
              <text:p>0.00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 table:number-columns-repeated="12"/>
            <table:table-cell table:style-name="ce1"/>
            <table:table-cell/>
            <table:table-cell table:style-name="ce10"/>
            <table:table-cell table:style-name="ce15" table:number-columns-repeated="2"/>
            <table:table-cell table:style-name="ce47"/>
            <table:table-cell table:style-name="ce10"/>
            <table:table-cell table:style-name="ce23" table:number-columns-repeated="3"/>
            <table:table-cell table:style-name="ce3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/>
            <table:table-cell table:style-name="ce18" table:number-columns-repeated="2"/>
            <table:table-cell table:style-name="ce52"/>
            <table:table-cell table:style-name="ce128"/>
            <table:table-cell table:style-name="ce55" table:number-columns-repeated="3"/>
            <table:table-cell table:style-name="ce71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5">
            <table:table-cell table:number-columns-repeated="12"/>
            <table:table-cell table:style-name="ce1"/>
            <table:table-cell/>
            <table:table-cell table:style-name="ce38" office:value-type="string" calcext:value-type="string">
              <text:p>Goods - Pedistil</text:p>
            </table:table-cell>
            <table:table-cell table:style-name="ce26" table:number-columns-repeated="2"/>
            <table:table-cell table:style-name="ce27"/>
            <table:table-cell table:style-name="ce26"/>
            <table:table-cell table:style-name="ce27" table:number-columns-repeated="2"/>
            <table:table-cell table:style-name="ce27" office:value-type="string" calcext:value-type="string">
              <text:p>A003</text:p>
            </table:table-cell>
            <table:table-cell table:style-name="ce26"/>
            <table:table-cell table:style-name="ce73"/>
            <table:table-cell table:style-name="ce78" table:formula="of:=+SUM([.W74])-SUM([.X74])" office:value-type="float" office:value="0" calcext:value-type="float">
              <text:p>0.00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 table:number-columns-repeated="12"/>
            <table:table-cell table:style-name="ce1"/>
            <table:table-cell/>
            <table:table-cell table:style-name="ce10"/>
            <table:table-cell table:style-name="ce15" table:number-columns-repeated="2"/>
            <table:table-cell table:style-name="ce47"/>
            <table:table-cell table:style-name="ce10"/>
            <table:table-cell table:style-name="ce23" table:number-columns-repeated="3"/>
            <table:table-cell table:style-name="ce3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/>
            <table:table-cell table:style-name="ce18" table:number-columns-repeated="2"/>
            <table:table-cell table:style-name="ce52"/>
            <table:table-cell table:style-name="ce128"/>
            <table:table-cell table:style-name="ce55" table:number-columns-repeated="3"/>
            <table:table-cell table:style-name="ce71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3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38" office:value-type="string" calcext:value-type="string">
            <text:p>Goods - Electronics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2"/>
          <table:table-cell table:style-name="ce27" office:value-type="string" calcext:value-type="string">
            <text:p>A004</text:p>
          </table:table-cell>
          <table:table-cell table:style-name="ce26"/>
          <table:table-cell table:style-name="ce73"/>
          <table:table-cell table:style-name="ce79" table:formula="of:=+SUM([.W79:.X93])-SUM([.X79:.X93])" office:value-type="float" office:value="0" calcext:value-type="float">
            <text:p>0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2"/>
            <table:table-cell table:style-name="ce17"/>
            <table:table-cell table:style-name="ce49"/>
            <table:table-cell table:style-name="ce19"/>
            <table:table-cell table:style-name="ce24" table:number-columns-repeated="2"/>
            <table:table-cell table:style-name="ce27"/>
            <table:table-cell table:style-name="ce25"/>
            <table:table-cell table:style-name="ce19"/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42"/>
            <table:table-cell table:style-name="ce17"/>
            <table:table-cell table:style-name="ce49"/>
            <table:table-cell table:style-name="ce19"/>
            <table:table-cell table:style-name="ce24" table:number-columns-repeated="2"/>
            <table:table-cell table:style-name="ce27"/>
            <table:table-cell table:style-name="ce25"/>
            <table:table-cell table:style-name="ce19"/>
            <table:table-cell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 table:number-rows-repeated="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60"/>
            <table:table-cell table:style-name="ce24"/>
            <table:table-cell table:style-name="ce25"/>
            <table:table-cell table:style-name="ce24"/>
            <table:table-cell table:style-name="ce25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20"/>
            <table:table-cell table:style-name="ce24"/>
            <table:table-cell table:style-name="ce25"/>
            <table:table-cell table:style-name="ce27"/>
            <table:table-cell table:style-name="ce25"/>
            <table:table-cell table:style-name="ce19"/>
            <table:table-cell table:style-name="ce55" office:value-type="string" calcext:value-type="string">
              <text:p>y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 table:number-columns-repeated="2"/>
            <table:table-cell table:style-name="ce24"/>
            <table:table-cell table:style-name="ce25"/>
            <table:table-cell table:style-name="ce24"/>
            <table:table-cell table:style-name="ce25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 table:number-rows-repeated="2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61"/>
            <table:table-cell table:style-name="ce24"/>
            <table:table-cell table:style-name="ce25"/>
            <table:table-cell table:style-name="ce24"/>
            <table:table-cell table:style-name="ce25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3" table:number-rows-repeated="3">
          <table:table-cell table:number-columns-repeated="12"/>
          <table:table-cell table:style-name="ce1"/>
          <table:table-cell/>
          <table:table-cell table:style-name="ce11"/>
          <table:table-cell table:style-name="ce17" table:number-columns-repeated="2"/>
          <table:table-cell table:style-name="ce49"/>
          <table:table-cell table:style-name="ce61"/>
          <table:table-cell table:style-name="ce24"/>
          <table:table-cell table:style-name="ce25"/>
          <table:table-cell table:style-name="ce24"/>
          <table:table-cell table:style-name="ce25"/>
          <table:table-cell table:style-name="ce19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11"/>
          <table:table-cell table:style-name="ce17" table:number-columns-repeated="2"/>
          <table:table-cell table:style-name="ce49"/>
          <table:table-cell table:style-name="ce20"/>
          <table:table-cell table:style-name="ce24"/>
          <table:table-cell table:style-name="ce25"/>
          <table:table-cell table:style-name="ce27"/>
          <table:table-cell table:style-name="ce25"/>
          <table:table-cell table:style-name="ce19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11"/>
          <table:table-cell table:style-name="ce17" table:number-columns-repeated="2"/>
          <table:table-cell table:style-name="ce49"/>
          <table:table-cell table:style-name="ce20"/>
          <table:table-cell table:style-name="ce24"/>
          <table:table-cell table:style-name="ce25" table:number-columns-repeated="3"/>
          <table:table-cell table:style-name="ce19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39"/>
          <table:table-cell table:style-name="ce12" table:number-columns-repeated="2"/>
          <table:table-cell table:style-name="ce50"/>
          <table:table-cell table:style-name="ce58"/>
          <table:table-cell table:style-name="ce62" table:number-columns-repeated="3"/>
          <table:table-cell table:style-name="ce70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 table:number-rows-repeated="2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38" office:value-type="string" calcext:value-type="string">
            <text:p>Goods - Reused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2"/>
          <table:table-cell table:style-name="ce27" office:value-type="string" calcext:value-type="string">
            <text:p>A004</text:p>
          </table:table-cell>
          <table:table-cell table:style-name="ce26"/>
          <table:table-cell table:style-name="ce73"/>
          <table:table-cell table:style-name="ce80" table:formula="of:=+SUM([.W98:.W101])-SUM([.X98:.X101])" office:value-type="float" office:value="0" calcext:value-type="float">
            <text:p>0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6">
          <table:table-cell table:number-columns-repeated="12"/>
          <table:table-cell table:style-name="ce1"/>
          <table:table-cell/>
          <table:table-cell table:style-name="ce10" office:value-type="string" calcext:value-type="string">
            <text:p>Date</text:p>
          </table:table-cell>
          <table:table-cell table:style-name="ce15" office:value-type="string" calcext:value-type="string">
            <text:p>PDF</text:p>
          </table:table-cell>
          <table:table-cell table:style-name="ce15" office:value-type="string" calcext:value-type="string">
            <text:p>Vendor</text:p>
          </table:table-cell>
          <table:table-cell table:style-name="ce47" office:value-type="string" calcext:value-type="string">
            <text:p>pcs</text:p>
          </table:table-cell>
          <table:table-cell table:style-name="ce10" office:value-type="string" calcext:value-type="string">
            <text:p>Description</text:p>
          </table:table-cell>
          <table:table-cell table:style-name="ce23" office:value-type="string" calcext:value-type="string">
            <text:p>Each</text:p>
          </table:table-cell>
          <table:table-cell table:style-name="ce23" office:value-type="string" calcext:value-type="string">
            <text:p>Subtotal</text:p>
          </table:table-cell>
          <table:table-cell table:style-name="ce23" office:value-type="string" calcext:value-type="string">
            <text:p>REF</text:p>
          </table:table-cell>
          <table:table-cell table:style-name="ce30" office:value-type="string" calcext:value-type="string">
            <text:p>Sol (+)</text:p>
          </table:table-cell>
          <table:table-cell table:style-name="ce30" office:value-type="string" calcext:value-type="string">
            <text:p>haben (-)</text:p>
          </table:table-cell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 table:number-rows-repeated="2">
          <table:table-cell table:number-columns-repeated="12"/>
          <table:table-cell table:style-name="ce1"/>
          <table:table-cell/>
          <table:table-cell table:style-name="ce11"/>
          <table:table-cell table:style-name="ce42"/>
          <table:table-cell table:style-name="ce17"/>
          <table:table-cell table:style-name="ce49"/>
          <table:table-cell table:style-name="ce19"/>
          <table:table-cell table:style-name="ce24" table:number-columns-repeated="3"/>
          <table:table-cell table:style-name="ce25"/>
          <table:table-cell table:style-name="ce19"/>
          <table:table-cell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11"/>
          <table:table-cell table:style-name="ce17" table:number-columns-repeated="2"/>
          <table:table-cell table:style-name="ce49"/>
          <table:table-cell table:style-name="ce19"/>
          <table:table-cell table:style-name="ce24" table:number-columns-repeated="3"/>
          <table:table-cell table:style-name="ce25"/>
          <table:table-cell table:style-name="ce19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39"/>
          <table:table-cell table:style-name="ce12" table:number-columns-repeated="2"/>
          <table:table-cell table:style-name="ce50"/>
          <table:table-cell table:style-name="ce58"/>
          <table:table-cell table:style-name="ce62" table:number-columns-repeated="3"/>
          <table:table-cell table:style-name="ce70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 table:number-rows-repeated="3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38" office:value-type="string" calcext:value-type="string">
            <text:p>Goods Recieved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3"/>
          <table:table-cell table:style-name="ce26"/>
          <table:table-cell table:style-name="ce73"/>
          <table:table-cell table:style-name="ce81" table:formula="of:=+SUM([.W107:.W110])-SUM([.X107:.X110])" office:value-type="float" office:value="0" calcext:value-type="float">
            <text:p>0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0" table:number-columns-repeated="2"/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 table:number-rows-repeated="3">
            <table:table-cell table:number-columns-repeated="12"/>
            <table:table-cell table:style-name="ce1"/>
            <table:table-cell/>
            <table:table-cell table:style-name="ce11" table:number-columns-repeated="3"/>
            <table:table-cell table:style-name="ce54"/>
            <table:table-cell table:style-name="ce19"/>
            <table:table-cell table:style-name="ce24" table:number-columns-repeated="3"/>
            <table:table-cell table:style-name="ce19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3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style-name="ce1" table:number-columns-repeated="17"/>
          <table:table-cell table:style-name="ce46"/>
          <table:table-cell table:style-name="ce1"/>
          <table:table-cell table:style-name="ce46" table:number-columns-repeated="3"/>
          <table:table-cell table:style-name="ce1" table:number-columns-repeated="2"/>
          <table:table-cell table:style-name="ce46"/>
          <table:table-cell table:style-name="ce1" table:number-columns-repeated="14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/>
          <table:table-cell table:style-name="ce1"/>
          <table:table-cell/>
          <table:table-cell table:style-name="ce38" office:value-type="string" calcext:value-type="string">
            <text:p>Purchases</text:p>
          </table:table-cell>
          <table:table-cell table:style-name="ce26" table:number-columns-repeated="6"/>
          <table:table-cell table:style-name="ce26" office:value-type="string" calcext:value-type="string">
            <text:p>L001</text:p>
          </table:table-cell>
          <table:table-cell table:style-name="ce26"/>
          <table:table-cell table:style-name="ce73"/>
          <table:table-cell table:style-name="ce85" table:formula="of:=+SUM([.AJ115:.AJ118])-SUM([.AK115:.AK118])" office:value-type="float" office:value="0" calcext:value-type="float">
            <text:p>0</text:p>
          </table:table-cell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15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10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985"/>
          </table:table-row>
          <table:table-row table:style-name="ro3" table:number-rows-repeated="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11"/>
            <table:table-cell table:style-name="ce16" table:number-columns-repeated="3"/>
            <table:table-cell table:style-name="ce19" table:number-columns-repeated="6"/>
            <table:table-cell table:style-name="ce128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/>
            <table:table-cell table:style-name="ce1"/>
            <table:table-cell table:number-columns-repeated="985"/>
          </table:table-row>
        </table:table-row-group>
        <table:table-row table:style-name="ro3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/>
          <table:table-cell table:style-name="ce1"/>
          <table:table-cell/>
          <table:table-cell table:style-name="ce38" office:value-type="string" calcext:value-type="string">
            <text:p>Payments</text:p>
          </table:table-cell>
          <table:table-cell table:style-name="ce26" table:number-columns-repeated="6"/>
          <table:table-cell table:style-name="ce26" office:value-type="string" calcext:value-type="string">
            <text:p>X002</text:p>
          </table:table-cell>
          <table:table-cell table:style-name="ce26"/>
          <table:table-cell table:style-name="ce73"/>
          <table:table-cell table:style-name="ce86" table:formula="of:=+SUM([.AJ122:.AJ125])-SUM([.AK122:.AK125])" office:value-type="float" office:value="0" calcext:value-type="float">
            <text:p>0</text:p>
          </table:table-cell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15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10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11"/>
            <table:table-cell table:style-name="ce17" table:number-columns-repeated="3"/>
            <table:table-cell table:style-name="ce19" table:number-columns-repeated="4"/>
            <table:table-cell table:style-name="ce25"/>
            <table:table-cell table:style-name="ce19"/>
            <table:table-cell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11"/>
            <table:table-cell table:style-name="ce16" table:number-columns-repeated="3"/>
            <table:table-cell table:style-name="ce19" table:number-columns-repeated="4"/>
            <table:table-cell table:style-name="ce25" table:number-columns-repeated="2"/>
            <table:table-cell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11"/>
            <table:table-cell table:style-name="ce16" table:number-columns-repeated="3"/>
            <table:table-cell table:style-name="ce19" table:number-columns-repeated="4"/>
            <table:table-cell table:style-name="ce25" table:number-columns-repeated="2"/>
            <table:table-cell table:style-name="ce128"/>
            <table:table-cell table:style-name="ce1"/>
            <table:table-cell table:number-columns-repeated="985"/>
          </table:table-row>
          <table:table-row table:style-name="ro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 table:style-name="ce128"/>
            <table:table-cell table:style-name="ce1"/>
            <table:table-cell table:number-columns-repeated="985"/>
          </table:table-row>
        </table:table-row-group>
        <table:table-row table:style-name="ro3" table:number-rows-repeated="11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/>
          <table:table-cell table:style-name="ce128" table:number-columns-repeated="3"/>
          <table:table-cell table:style-name="ce55"/>
          <table:table-cell table:style-name="ce128"/>
          <table:table-cell table:style-name="ce55" table:number-columns-repeated="3"/>
          <table:table-cell table:style-name="ce128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3"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7">
          <table:table-cell table:style-name="ce1" table:number-columns-repeated="17"/>
          <table:table-cell table:style-name="ce46"/>
          <table:table-cell table:style-name="ce1"/>
          <table:table-cell table:style-name="ce46" table:number-columns-repeated="3"/>
          <table:table-cell table:style-name="ce1" table:number-columns-repeated="2"/>
          <table:table-cell table:style-name="ce46"/>
          <table:table-cell table:style-name="ce1" table:number-columns-repeated="14"/>
          <table:table-cell table:number-columns-repeated="985"/>
        </table:table-row>
        <table:table-row table:style-name="ro3">
          <table:table-cell table:style-name="ce5" table:number-columns-repeated="5"/>
          <table:table-cell table:style-name="ce22" office:value-type="string" calcext:value-type="string">
            <text:p>OWNERS EQUITY</text:p>
          </table:table-cell>
          <table:table-cell table:style-name="ce22" table:number-columns-repeated="4"/>
          <table:table-cell table:style-name="ce33"/>
          <table:table-cell table:style-name="ce36" table:formula="of:=+SUM([.L5:.L139])" office:value-type="float" office:value="200" calcext:value-type="float">
            <text:p>200</text:p>
          </table:table-cell>
          <table:table-cell table:style-name="ce22" table:number-columns-repeated="5"/>
          <table:table-cell table:style-name="ce56"/>
          <table:table-cell table:style-name="ce22" office:value-type="string" calcext:value-type="string">
            <text:p>Assets</text:p>
          </table:table-cell>
          <table:table-cell table:style-name="ce56" table:number-columns-repeated="3"/>
          <table:table-cell table:style-name="ce22"/>
          <table:table-cell table:style-name="ce33"/>
          <table:table-cell table:style-name="ce36" table:formula="of:=+SUM([.Y5:.Y139])" office:value-type="float" office:value="200" calcext:value-type="float">
            <text:p>200</text:p>
          </table:table-cell>
          <table:table-cell table:style-name="ce22" table:number-columns-repeated="6"/>
          <table:table-cell table:style-name="ce22" office:value-type="string" calcext:value-type="string">
            <text:p>Liabilities</text:p>
          </table:table-cell>
          <table:table-cell table:style-name="ce22" table:number-columns-repeated="4"/>
          <table:table-cell table:style-name="ce33"/>
          <table:table-cell table:style-name="ce36" table:formula="of:=+SUM([.AL5:.AL139])" office:value-type="float" office:value="0" calcext:value-type="float">
            <text:p>0</text:p>
          </table:table-cell>
          <table:table-cell table:style-name="ce22"/>
          <table:table-cell table:number-columns-repeated="985"/>
        </table:table-row>
        <table:table-row table:style-name="ro3" table:number-rows-repeated="10484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E=A-L'.$A$1" table:cell-range-address="$'E=A-L'.$A$2:.$AM$140" table:range-usable-as="print-range"/>
          <table:named-range table:name="_xlnm.Print_Titles" table:base-cell-address="$'E=A-L'.$A$1" table:cell-range-address="$'E=A-L'.$A$1:.$AMJ$1" table:range-usable-as="repeat-column repeat-row"/>
        </table:named-expressions>
        <calcext:conditional-formats>
          <calcext:conditional-format calcext:target-range-address="'E=A-L'.L6:'E=A-L'.L6 'E=A-L'.L12:'E=A-L'.L12">
            <calcext:condition calcext:apply-style-name="ConditionalStyle_12" calcext:value="&lt;0" calcext:base-cell-address="'E=A-L'.L6"/>
          </calcext:conditional-format>
          <calcext:conditional-format calcext:target-range-address="'E=A-L'.Y28:'E=A-L'.Y28">
            <calcext:condition calcext:apply-style-name="ConditionalStyle_11" calcext:value="&lt;0" calcext:base-cell-address="'E=A-L'.Y28"/>
          </calcext:conditional-format>
          <calcext:conditional-format calcext:target-range-address="'E=A-L'.Y49:'E=A-L'.Y49">
            <calcext:condition calcext:apply-style-name="ConditionalStyle_10" calcext:value="&lt;0" calcext:base-cell-address="'E=A-L'.Y49"/>
          </calcext:conditional-format>
          <calcext:conditional-format calcext:target-range-address="'E=A-L'.Y105:'E=A-L'.Y105">
            <calcext:condition calcext:apply-style-name="ConditionalStyle_9" calcext:value="&lt;0" calcext:base-cell-address="'E=A-L'.Y105"/>
          </calcext:conditional-format>
          <calcext:conditional-format calcext:target-range-address="'E=A-L'.AL113:'E=A-L'.AL113">
            <calcext:condition calcext:apply-style-name="ConditionalStyle_8" calcext:value="&lt;0" calcext:base-cell-address="'E=A-L'.AL113"/>
          </calcext:conditional-format>
          <calcext:conditional-format calcext:target-range-address="'E=A-L'.Y77:'E=A-L'.Y77">
            <calcext:condition calcext:apply-style-name="ConditionalStyle_7" calcext:value="&lt;0" calcext:base-cell-address="'E=A-L'.Y77"/>
          </calcext:conditional-format>
          <calcext:conditional-format calcext:target-range-address="'E=A-L'.AL120:'E=A-L'.AL120">
            <calcext:condition calcext:apply-style-name="ConditionalStyle_6" calcext:value="&lt;0" calcext:base-cell-address="'E=A-L'.AL120"/>
          </calcext:conditional-format>
          <calcext:conditional-format calcext:target-range-address="'E=A-L'.J2:'E=A-L'.J2">
            <calcext:condition calcext:apply-style-name="ConditionalStyle_5" calcext:value="contains-text(&quot;OK&quot;)" calcext:base-cell-address="'E=A-L'.J2"/>
          </calcext:conditional-format>
          <calcext:conditional-format calcext:target-range-address="'E=A-L'.W2:'E=A-L'.X2">
            <calcext:condition calcext:apply-style-name="ConditionalStyle_4" calcext:value="&lt;=0" calcext:base-cell-address="'E=A-L'.W2"/>
          </calcext:conditional-format>
          <calcext:conditional-format calcext:target-range-address="'E=A-L'.Y96:'E=A-L'.Y96">
            <calcext:condition calcext:apply-style-name="ConditionalStyle_3" calcext:value="&lt;0" calcext:base-cell-address="'E=A-L'.Y96"/>
          </calcext:conditional-format>
          <calcext:conditional-format calcext:target-range-address="'E=A-L'.Y66:'E=A-L'.Y66">
            <calcext:condition calcext:apply-style-name="ConditionalStyle_2" calcext:value="&lt;0" calcext:base-cell-address="'E=A-L'.Y66"/>
          </calcext:conditional-format>
          <calcext:conditional-format calcext:target-range-address="'E=A-L'.Y71:'E=A-L'.Y71">
            <calcext:condition calcext:apply-style-name="ConditionalStyle_1" calcext:value="&lt;0" calcext:base-cell-address="'E=A-L'.Y71"/>
          </calcext:conditional-format>
        </calcext:conditional-formats>
      </table:table>
      <table:table table:name="BalanceSheet" table:style-name="ta2">
        <office:forms form:automatic-focus="false" form:apply-design-mode="false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1" table:number-columns-repeated="58" table:default-cell-style-name="Default"/>
        <table:table-row table:style-name="ro3">
          <table:table-cell table:style-name="ce110" table:formula="of:=+COLUMN([.B1])-1" office:value-type="float" office:value="1" calcext:value-type="float">
            <text:p>1</text:p>
          </table:table-cell>
          <table:table-cell table:style-name="ce110" table:formula="of:=+COLUMN([.C1])-1" office:value-type="float" office:value="2" calcext:value-type="float">
            <text:p>2</text:p>
          </table:table-cell>
          <table:table-cell table:style-name="ce110" table:formula="of:=+COLUMN([.D1])-1" office:value-type="float" office:value="3" calcext:value-type="float">
            <text:p>3</text:p>
          </table:table-cell>
          <table:table-cell table:style-name="ce110" table:formula="of:=+COLUMN([.E1])-1" office:value-type="float" office:value="4" calcext:value-type="float">
            <text:p>4</text:p>
          </table:table-cell>
          <table:table-cell table:style-name="ce110" table:formula="of:=+COLUMN([.F1])-1" office:value-type="float" office:value="5" calcext:value-type="float">
            <text:p>5</text:p>
          </table:table-cell>
          <table:table-cell table:style-name="ce110"/>
          <table:table-cell table:number-columns-repeated="58"/>
        </table:table-row>
        <table:table-row table:style-name="ro4">
          <table:table-cell table:style-name="ce194" office:value-type="string" calcext:value-type="string" table:number-columns-spanned="5" table:number-rows-spanned="1">
            <text:p>REPORT: <text:s text:c="2"/>Balance SHEET</text:p>
          </table:table-cell>
          <table:covered-table-cell table:number-columns-repeated="4" table:style-name="ce109"/>
          <table:table-cell table:style-name="ce109"/>
          <table:table-cell table:number-columns-repeated="58"/>
        </table:table-row>
        <table:table-row table:style-name="ro3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3">
          <table:table-cell table:number-columns-repeated="3"/>
          <table:table-cell table:style-name="ce198"/>
          <table:table-cell table:style-name="ce201"/>
          <table:table-cell table:number-columns-repeated="59"/>
        </table:table-row>
        <table:table-row table:style-name="ro3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3">
          <table:table-cell/>
          <table:table-cell table:style-name="ce195" office:value-type="string" calcext:value-type="string">
            <text:p>Assets</text:p>
          </table:table-cell>
          <table:table-cell/>
          <table:table-cell table:style-name="ce197"/>
          <table:table-cell table:style-name="ce201"/>
          <table:table-cell table:number-columns-repeated="59"/>
        </table:table-row>
        <table:table-row table:style-name="ro3">
          <table:table-cell table:number-columns-repeated="2"/>
          <table:table-cell office:value-type="string" calcext:value-type="string">
            <text:p>Bank</text:p>
          </table:table-cell>
          <table:table-cell table:style-name="ce197" table:formula="of:=+[$'E=A-L'.Y28]" office:value-type="float" office:value="200" calcext:value-type="float">
            <text:p><text:s/>200.00 <text:s text:c="3"/></text:p>
          </table:table-cell>
          <table:table-cell table:style-name="ce201"/>
          <table:table-cell table:number-columns-repeated="59"/>
        </table:table-row>
        <table:table-row table:style-name="ro3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3">
          <table:table-cell table:number-columns-repeated="2"/>
          <table:table-cell office:value-type="string" calcext:value-type="string">
            <text:p>Goods Housing</text:p>
          </table:table-cell>
          <table:table-cell table:style-name="ce197" table:formula="of:=+[$'E=A-L'.Y49]" office:value-type="float" office:value="0" calcext:value-type="float">
            <text:p><text:s/>- <text:s text:c="3"/></text:p>
          </table:table-cell>
          <table:table-cell table:style-name="ce201"/>
          <table:table-cell table:number-columns-repeated="59"/>
        </table:table-row>
        <table:table-row table:style-name="ro3">
          <table:table-cell table:number-columns-repeated="2"/>
          <table:table-cell office:value-type="string" calcext:value-type="string">
            <text:p>Goods Electrical</text:p>
          </table:table-cell>
          <table:table-cell table:style-name="ce197" table:formula="of:=+[$'E=A-L'.Y77]" office:value-type="float" office:value="0" calcext:value-type="float">
            <text:p><text:s/>- <text:s text:c="3"/></text:p>
          </table:table-cell>
          <table:table-cell table:style-name="ce201"/>
          <table:table-cell table:style-name="ce128"/>
          <table:table-cell table:number-columns-repeated="58"/>
        </table:table-row>
        <table:table-row table:style-name="ro3">
          <table:table-cell table:number-columns-repeated="2"/>
          <table:table-cell office:value-type="string" calcext:value-type="string">
            <text:p>Goods Reused</text:p>
          </table:table-cell>
          <table:table-cell table:style-name="ce197" table:formula="of:=+[$'E=A-L'.Y96]" office:value-type="float" office:value="0" calcext:value-type="float">
            <text:p><text:s/>- <text:s text:c="3"/></text:p>
          </table:table-cell>
          <table:table-cell table:style-name="ce201"/>
          <table:table-cell table:style-name="ce128"/>
          <table:table-cell table:number-columns-repeated="58"/>
        </table:table-row>
        <table:table-row table:style-name="ro3">
          <table:table-cell table:number-columns-repeated="3"/>
          <table:table-cell table:style-name="ce197"/>
          <table:table-cell table:style-name="ce201"/>
          <table:table-cell table:style-name="ce128"/>
          <table:table-cell table:number-columns-repeated="58"/>
        </table:table-row>
        <table:table-row table:style-name="ro3">
          <table:table-cell table:number-columns-repeated="2"/>
          <table:table-cell office:value-type="string" calcext:value-type="string">
            <text:p>Total</text:p>
          </table:table-cell>
          <table:table-cell table:style-name="ce199" table:formula="of:=+SUM([.D6:.D12])" office:value-type="float" office:value="200" calcext:value-type="float">
            <text:p><text:s/>200.00 <text:s text:c="3"/></text:p>
          </table:table-cell>
          <table:table-cell table:style-name="ce201"/>
          <table:table-cell table:number-columns-repeated="59"/>
        </table:table-row>
        <table:table-row table:style-name="ro3" table:number-rows-repeated="2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3">
          <table:table-cell/>
          <table:table-cell table:style-name="ce195" office:value-type="string" calcext:value-type="string">
            <text:p>Libalities</text:p>
          </table:table-cell>
          <table:table-cell/>
          <table:table-cell table:style-name="ce197"/>
          <table:table-cell table:style-name="ce201"/>
          <table:table-cell table:number-columns-repeated="59"/>
        </table:table-row>
        <table:table-row table:style-name="ro3">
          <table:table-cell table:number-columns-repeated="2"/>
          <table:table-cell office:value-type="string" calcext:value-type="string">
            <text:p>Creditors</text:p>
          </table:table-cell>
          <table:table-cell table:style-name="ce198"/>
          <table:table-cell table:style-name="ce201" table:formula="of:=+[$'E=A-L'.AJ4]" office:value-type="float" office:value="0" calcext:value-type="float">
            <text:p><text:s/>- <text:s text:c="3"/>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198"/>
          <table:table-cell table:style-name="ce201"/>
          <table:table-cell table:number-columns-repeated="59"/>
        </table:table-row>
        <table:table-row table:style-name="ro3">
          <table:table-cell table:number-columns-repeated="2"/>
          <table:table-cell office:value-type="string" calcext:value-type="string">
            <text:p>Total</text:p>
          </table:table-cell>
          <table:table-cell table:style-name="ce198"/>
          <table:table-cell table:style-name="ce202" table:formula="of:=+SUM([.E16:.E18])" office:value-type="float" office:value="0" calcext:value-type="float">
            <text:p><text:s/>- <text:s text:c="3"/></text:p>
          </table:table-cell>
          <table:table-cell table:number-columns-repeated="59"/>
        </table:table-row>
        <table:table-row table:style-name="ro3" table:number-rows-repeated="2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3">
          <table:table-cell/>
          <table:table-cell table:style-name="ce195" office:value-type="string" calcext:value-type="string">
            <text:p>Equity</text:p>
          </table:table-cell>
          <table:table-cell table:style-name="ce196" office:value-type="date" office:date-value="2021-12-01" calcext:value-type="date">
            <text:p>2021-12-01</text:p>
          </table:table-cell>
          <table:table-cell table:style-name="ce197" table:formula="of:=+[.D13]-[.E19]" office:value-type="float" office:value="200" calcext:value-type="float">
            <text:p><text:s/>200.00 <text:s text:c="3"/></text:p>
          </table:table-cell>
          <table:table-cell table:style-name="ce201"/>
          <table:table-cell table:number-columns-repeated="59"/>
        </table:table-row>
        <table:table-row table:style-name="ro3">
          <table:table-cell table:number-columns-repeated="3"/>
          <table:table-cell table:style-name="ce198"/>
          <table:table-cell table:style-name="ce201"/>
          <table:table-cell table:number-columns-repeated="59"/>
        </table:table-row>
        <table:table-row table:style-name="ro3" table:number-rows-repeated="2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3" table:number-rows-repeated="5">
          <table:table-cell table:number-columns-repeated="3"/>
          <table:table-cell table:style-name="ce200" table:number-columns-repeated="2"/>
          <table:table-cell table:number-columns-repeated="59"/>
        </table:table-row>
        <table:table-row table:style-name="ro3" table:number-rows-repeated="104854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SFr. </number:text>
      <number:number number:decimal-places="0" loext:min-decimal-places="0" number:min-integer-digits="1" number:grouping="true"/>
    </number:number-style>
    <number:number-style style:name="N122">
      <number:text>SFr.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SFr. </number:text>
      <number:number number:decimal-places="2" loext:min-decimal-places="2" number:min-integer-digits="1" number:grouping="true"/>
    </number:number-style>
    <number:number-style style:name="N125">
      <number:text>SFr. 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SFr.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26P0"/>
    </number:number-style>
    <number:date-style style:name="N127">
      <number:day number:style="long"/>
      <number:text>. </number:text>
      <number:month number:textual="true"/>
      <number:text> </number:text>
      <number:year/>
    </number:date-style>
    <number:date-style style:name="N128">
      <number:day number:style="long"/>
      <number:text>. </number:text>
      <number:month number:textual="true"/>
    </number:date-style>
    <number:date-style style:name="N129">
      <number:month number:textual="true"/>
      <number:text> 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SFr.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6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56">
      <number:text-content/>
      <style:map style:condition="value()&lt;=1.79769313486232E+308" style:apply-style-name="N156P0"/>
    </number:text-style>
    <number:currency-style style:name="N160P0" style:volatile="true">
      <number:currency-symbol number:language="de" number:country="CH">CHF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0P1" style:volatile="true">
      <number:currency-symbol number:language="de" number:country="CH">CHF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60P2" style:volatile="true">
      <number:currency-symbol number:language="de" number:country="CH">CHF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2" style:display-name="ConditionalStyle_12" style:family="table-cell" style:parent-style-name="Default">
      <style:text-properties fo:color="#ff0000"/>
    </style:style>
    <style:style style:name="ConditionalStyle_5f_11" style:display-name="ConditionalStyle_11" style:family="table-cell" style:parent-style-name="Default">
      <style:text-properties fo:color="#ff0000"/>
    </style:style>
    <style:style style:name="ConditionalStyle_5f_10" style:display-name="ConditionalStyle_10" style:family="table-cell" style:parent-style-name="Default">
      <style:text-properties fo:color="#ff0000"/>
    </style:style>
    <style:style style:name="ConditionalStyle_5f_9" style:display-name="ConditionalStyle_9" style:family="table-cell" style:parent-style-name="Default">
      <style:text-properties fo:color="#ff0000"/>
    </style:style>
    <style:style style:name="ConditionalStyle_5f_8" style:display-name="ConditionalStyle_8" style:family="table-cell" style:parent-style-name="Default">
      <style:text-properties fo:color="#ff0000"/>
    </style:style>
    <style:style style:name="ConditionalStyle_5f_7" style:display-name="ConditionalStyle_7" style:family="table-cell" style:parent-style-name="Default">
      <style:text-properties fo:color="#ff0000"/>
    </style:style>
    <style:style style:name="ConditionalStyle_5f_6" style:display-name="ConditionalStyle_6" style:family="table-cell" style:parent-style-name="Default">
      <style:text-properties fo:color="#ff0000"/>
    </style:style>
    <style:style style:name="ConditionalStyle_5f_5" style:display-name="ConditionalStyle_5" style:family="table-cell" style:parent-style-name="Default">
      <style:table-cell-properties fo:background-color="#00ff00"/>
    </style:style>
    <style:style style:name="ConditionalStyle_5f_4" style:display-name="ConditionalStyle_4" style:family="table-cell" style:parent-style-name="Default">
      <style:table-cell-properties fo:background-color="#ff0000"/>
      <style:text-properties style:use-window-font-color="true"/>
    </style:style>
    <style:style style:name="ConditionalStyle_5f_3" style:display-name="ConditionalStyle_3" style:family="table-cell" style:parent-style-name="Default">
      <style:text-properties fo:color="#ff0000"/>
    </style:style>
    <style:style style:name="ConditionalStyle_5f_2" style:display-name="ConditionalStyle_2" style:family="table-cell" style:parent-style-name="Default">
      <style:text-properties fo:color="#ff0000"/>
    </style:style>
    <style:style style:name="ConditionalStyle_5f_1" style:display-name="ConditionalStyle_1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8.01mm" fo:margin-left="17.99mm" fo:margin-right="17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11.01mm" fo:margin-left="0mm" fo:margin-right="0mm" fo:margin-bottom="4.66mm"/>
      </style:header-style>
      <style:footer-style>
        <style:header-footer-properties fo:min-height="11.01mm" fo:margin-left="0mm" fo:margin-right="0mm" fo:margin-top="7.13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9.31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E_3d_A-L" style:display-name="PageStyle_E=A-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anceSheet" style:display-name="PageStyle_Balance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rek Pesta</meta:initial-creator>
    <meta:print-date>2021-11-25T11:10:03</meta:print-date>
    <meta:creation-date>2021-11-25T10:23:57</meta:creation-date>
    <dc:date>2023-03-31T12:13:59.769908094</dc:date>
    <meta:editing-duration>PT19M2S</meta:editing-duration>
    <meta:generator>LibreOffice/6.4.7.2$Linux_X86_64 LibreOffice_project/40$Build-2</meta:generator>
    <meta:editing-cycles>4</meta:editing-cycles>
    <meta:document-statistic meta:table-count="2" meta:cell-count="214" meta:object-count="0"/>
    <meta:user-defined meta:name="AppVersion">16.0300</meta:user-defined>
    <meta:user-defined meta:name="MSIP_Label_23f93e5f-d3c2-49a7-ba94-15405423c204_ActionId">29ef0143-8dcf-4b4b-bdaf-5f30e3f8f79e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2-06-24T15:15:06Z</meta:user-defined>
    <meta:user-defined meta:name="MSIP_Label_23f93e5f-d3c2-49a7-ba94-15405423c204_SiteId" meta:value-type="string">6e51e1ad-c54b-4b39-b598-0ffe9ae68fef</meta:user-defined>
  </office:meta>
</office:document-meta>
</file>